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fo:padding="0cm" fo:border="none"/>
    </style:style>
    <style:style style:name="T1" style:family="text" style:parent-style-name="Citation">
      <style:text-properties fo:font-style="italic"/>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h text:style-name="Heading_20_2" text:outline-level="2">Historique</text:h>
      <text:h text:style-name="Heading_20_3" text:outline-level="3">Ethymologie</text:h>
      <text:p text:style-name="P1">C'est un mot issu du grec <text:span text:style-name="T1">steganos</text:span>, signifiant <text:span text:style-name="T2">couvert</text:span> et <text:span text:style-name="T1">graphein</text:span>, signifiant <text:span text:style-name="T2">écriture</text:span>. L'éthymologie de ce mot le définit assez bien : la stéganographie, <text:span text:style-name="T3">l'écriture couverte,</text:span><text:span text:style-name="T4"> est l'art de la dissimulation, à l'opposé de la cryptographie qui est l'art du secret.</text:span></text:p>
      <text:p text:style-name="P1"><text:span text:style-name="T4">En effet, l</text:span>'objet de la stéganographie n'est pas de rendre un message inintelligible mais de le faire passer inaperçu. Par exemple, crypter peut être assimilié à poser une serrure sur un coffre, la stéganographie serait d'enterrer le coffre.</text:p>
      <text:p text:style-name="P1"/>
      <text:h text:style-name="Heading_20_3" text:outline-level="3">Anciennes méthodes</text:h>
      <text:p text:style-name="P1">La stéganographie existe depuis très longtemps. Citons par exemple L'<text:span text:style-name="T3">Enquête</text:span><text:span text:style-name="T4">, de l'historien grec Hérodote : En 484 av JC, Xerxès, le roi Perse décide d'envahir la Grèce. Il prépare son armée et déclare la guerre quatre ans plus tard. Or, les Grecs savent depuis le début au courant de ses intentions. En effet, Démarate, un réfugié originaire de Grèce a ainsi transmis l'information : «il prit une tablette double, en gratta la cire, puis écrivit sur le bois même les projets de Xerxès; ensuite il recouvrit de cire son message : ainsi le porteur d'une tablette vierge ne risquait pas d'ennuis». Dans la même oeuvre historique, « il fit raser la tête de son esclave le plus fidèle, lui tatoua son message sur le crâne et attendit que les cheveux eussent repoussé; quand la chevelure fut redevenue normale, il fit partir l'esclave pour Milet».</text:span></text:p>
      <text:p text:style-name="P2">Parmi les autres astuces historiques, on note les encres invisibles, les messages cachés dans des oeufs durs (en écrivant sur la coquille à l'aide d'une solution de vinaigre et d'alun), les minuscules trous d'épingle dans des caractères sélectionnés, message camouflé dans un clou lui-même enfoncé dans une planche de bois.</text:p>
      <text:p text:style-name="P1">En Chine, on écrivait le message sur de la soie, qui ensuite était placée dans une petite boule recouverte de cire. Le messager avalait ensuite cette boule.</text:p>
      <text:p text:style-name="P3">Dès le 1er siècle av JC, Pline l'Ancien décrit comment réaliser de l'encre invisible. Les enfants de tous les pays s'amusent à le faire en écrivant avec du lait ou du jus de citron : le passage de la feuille écrite sous un fer à repasser chaud révèle le message.</text:p>
      <text:p text:style-name="P1">Durant la Seconde Guerre Mondiale, les agents allemands utilisaient la technique du micorpoint de <text:span text:style-name="T2">Zapp</text:span>, qui consiste à réduire la photo d'une page en un point d'un millimètre ou même moins. Ce point est ensuite placé dans un texte normal, au dessus d'un 'j' ou d'un 'i'.</text:p>
      <text:p text:style-name="Text_20_body"/>
      <text:h text:style-name="Heading_20_2" text:outline-level="2">Pourquoi la stéganographie</text:h>
      <text:p text:style-name="P1">Dans la plupart des cas, c'est l'art de cacher un message au sein d'un autre message, anodin celui-ci, de sorte que l'existence même du secret soit dissimulée. Avec la cryptographie, on espère que la clé ne soit pas trouvée, avec la stéganographie on espère que le message caché ne soit pas découvert.</text:p>
      <text:p text:style-name="P1">Mais parfois, le but n'est pas de faire passer un message caché dans un autre, mais de 'marquer' un message par un autre. Le meilleur exemple, est le filigrane : une image ou un texte est incrusté sur une feuille de papier, et n'est pas remarqué sans un petit examen de la feuille. Toutefois, cet exemple ne relève pas tout à fait de la stéganographie, puisque le filigrane est aisément visible. </text:p>
      <text:p text:style-name="P1">Les applications en deviennent alors toutes autres, notamment en informatique, où copier un document ne prend que quelques secondes : certificat de la source d'un document, preuve de son intégrité par raport à l'original, tracabilité des copie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2-21T14:48:27</meta:creation-date>
    <dc:date>2006-12-21T16:13:36</dc:date>
    <dc:language>en-US</dc:language>
    <meta:editing-cycles>7</meta:editing-cycles>
    <meta:editing-duration>PT1H24M43S</meta:editing-duration>
    <meta:user-defined meta:name="Info 1"/>
    <meta:user-defined meta:name="Info 2"/>
    <meta:user-defined meta:name="Info 3"/>
    <meta:user-defined meta:name="Info 4"/>
    <meta:document-statistic meta:table-count="0" meta:image-count="0" meta:object-count="0" meta:page-count="2" meta:paragraph-count="15" meta:word-count="560" meta:character-count="3384"/>
  </office:meta>
</office:document-meta>
</file>